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color="#5b9bd5" fo:font-size="14pt" style:font-size-asian="14pt"/>
    </style:style>
    <style:style style:name="P3" style:family="paragraph" style:parent-style-name="Standard">
      <style:paragraph-properties fo:margin-top="0cm" fo:margin-bottom="0cm" loext:contextual-spacing="false"/>
      <style:text-properties fo:color="#5b9bd5" fo:font-weight="bold" style:font-weight-asian="bold"/>
    </style:style>
    <style:style style:name="P4" style:family="paragraph" style:parent-style-name="Standard">
      <style:paragraph-properties fo:margin-top="0.282cm" fo:margin-bottom="0cm" loext:contextual-spacing="false"/>
      <style:text-properties fo:color="#5b9bd5" fo:font-weight="bold" style:font-weight-asian="bold"/>
    </style:style>
    <style:style style:name="P5" style:family="paragraph" style:parent-style-name="Standard">
      <style:text-properties fo:color="#5b9bd5" fo:font-weight="bold" style:font-weight-asian="bold"/>
    </style:style>
    <style:style style:name="P6" style:family="paragraph" style:parent-style-name="Standard" style:list-style-name="WWNum2"/>
    <style:style style:name="P7" style:family="paragraph" style:parent-style-name="List_20_Paragraph" style:list-style-name="WWNum2"/>
    <style:style style:name="T1" style:family="text">
      <style:text-properties fo:color="#5b9bd5"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-Case für den Einkaufsprozess</text:p>
      <text:p text:style-name="Standard"><text:span text:style-name="T1">Titel: <text:s/><text:tab/></text:span>Möbelstück kaufen</text:p>
      <text:p text:style-name="Standard"><text:span text:style-name="T1">Akteur: </text:span>Kunde</text:p>
      <text:p text:style-name="Standard"><text:span text:style-name="T1">Ziel:<text:tab/> </text:span>Ein Möbelstück über den Online Webshop erwerben</text:p>
      <text:p text:style-name="Standard"/>
      <text:p text:style-name="P3">Auslöser:</text:p>
      <text:p text:style-name="P1">Der Kunde möchte ein Möbelstück kaufen.</text:p>
      <text:p text:style-name="P4">Vorbedingung:</text:p>
      <text:p text:style-name="Standard">Der Kunde ist bereits als User angemeldet</text:p>
      <text:p text:style-name="P4">Nachbedingung:</text:p>
      <text:p text:style-name="Standard">Der Kunde hat ein <text:s/>Möbelstück gekauft</text:p>
      <text:p text:style-name="Standard"/>
      <text:p text:style-name="Standard"/>
      <text:p text:style-name="P5">Erfolgszenario:</text:p>
      <text:list xml:id="list6253727476713048619" text:style-name="WWNum2">
        <text:list-item>
          <text:p text:style-name="P7"><text:bookmark text:name="_GoBack"/>Der Kunde navigiert auf die Seite der Produkte</text:p>
        </text:list-item>
        <text:list-item>
          <text:p text:style-name="P7">Das System zeigt alle Produkte an.</text:p>
        </text:list-item>
        <text:list-item>
          <text:p text:style-name="P7">Der Kunde möchte sich ein Produkt genauer ansehen und klickt auf das Produkt.</text:p>
        </text:list-item>
        <text:list-item>
          <text:p text:style-name="P7">Das System zeigt genauere Details des Produkts an.</text:p>
        </text:list-item>
        <text:list-item>
          <text:p text:style-name="P7">Der Kunde möchte Produkt zu seinem Warenkorb hinzufügen. Dazu klickt er auf den entsprechenden Button.</text:p>
        </text:list-item>
        <text:list-item>
          <text:p text:style-name="P7">Das System meldet dass das Produkt zum Warenkorb hinzugefügt wurde und der Kunde kann zum Warenkorb navigieren.</text:p>
        </text:list-item>
        <text:list-item>
          <text:p text:style-name="P7">Der Kunde navigiert zum Warenkorb.</text:p>
        </text:list-item>
        <text:list-item>
          <text:p text:style-name="P7">Das System zeigt den Warenkorb mit dem gerade hinzugefügten Produkt an. Die Summe aller im Warenkorb befindenden Produkte erscheint. (<text:span text:style-name="T2">hier</text:span>: nur ein Produkt)</text:p>
        </text:list-item>
        <text:list-item>
          <text:p text:style-name="P7">Der Kunde entscheidet sich das Produkt zu kaufen und drückt auf „Produkt(e) kaufen“.</text:p>
        </text:list-item>
        <text:list-item>
          <text:p text:style-name="P7">Es erscheint die Adresse des Kunden und die Produkte mit Summe. Der Kunde muss den Kauf bestätigen. Dazu klickt er auf „Kauf bestätigen“</text:p>
        </text:list-item>
        <text:list-item>
          <text:p text:style-name="P6">Das System meldet ein Erfolgreich bestellt und zeigt die Bankverbindung des Unternehmens, an welche der Kunde das Geld des Produktes überweisen mu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fo:color="#0070c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13:59:37.631000000</meta:creation-date>
    <dc:date>2015-01-03T14:00:09.852000000</dc:date>
    <meta:editing-duration>PT32S</meta:editing-duration>
    <meta:editing-cycles>1</meta:editing-cycles>
    <meta:document-statistic meta:table-count="0" meta:image-count="0" meta:object-count="0" meta:page-count="1" meta:paragraph-count="22" meta:word-count="204" meta:character-count="1296" meta:non-whitespace-character-count="1121"/>
    <meta:generator>LibreOffice/4.3.4.1$Windows_x86 LibreOffice_project/bc356b2f991740509f321d70e4512a6a54c5f243</meta:generator>
  </office:meta>
</office:document-meta>
</file>